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Dear Sir/Madam, </text:p>
      <text:p text:style-name="Standard"/>
      <text:p text:style-name="Standard">Whilst applying for a job (database administrator) at the Trinidad and Tobago Bureau of Standards, the form was inadvertently sent off; whilst I was completing the covering letter.</text:p>
      <text:p text:style-name="Standard"/>
      <text:p text:style-name="Standard">Please accept my apologi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ger De Four</meta:initial-creator>
    <meta:creation-date>2020-06-23T07:52:22.93</meta:creation-date>
    <meta:generator>OpenOffice/4.1.7$Win32 OpenOffice.org_project/417m1$Build-9800</meta:generator>
    <dc:date>2020-06-26T07:53:13.56</dc:date>
    <dc:creator>Roger De Four</dc:creator>
    <meta:document-statistic meta:table-count="0" meta:image-count="0" meta:object-count="0" meta:page-count="1" meta:paragraph-count="3" meta:word-count="34" meta:character-count="223"/>
    <meta:editing-duration>PT38S</meta:editing-duration>
    <meta:editing-cycles>1</meta:editing-cycles>
  </office:meta>
</office:document-meta>
</file>